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8cm" fo:min-width="0cm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2.8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svg:stroke-color="#000000" draw:fill="solid" draw:fill-color="#800000" draw:textarea-horizontal-align="justify" draw:textarea-vertical-align="middle" draw:auto-grow-height="false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925cm" svg:height="0.962cm" svg:x="2.9cm" svg:y="9cm">
          <draw:text-box>
            <text:p/>
          </draw:text-box>
        </draw:frame>
        <draw:frame draw:style-name="gr2" draw:text-style-name="P1" draw:layer="layout" svg:width="1.772cm" svg:height="3.088cm" svg:x="2.2cm" svg:y="8.232cm">
          <draw:text-box>
            <text:p text:style-name="P1"><text:span text:style-name="T1">k</text:span></text:p>
          </draw:text-box>
        </draw:frame>
        <draw:frame draw:style-name="gr1" draw:text-style-name="P1" draw:layer="layout" svg:width="2.195cm" svg:height="3.088cm" svg:x="13.205cm" svg:y="8.232cm">
          <draw:text-box>
            <text:p text:style-name="P1"><text:span text:style-name="T1">K</text:span></text:p>
          </draw:text-box>
        </draw:frame>
        <draw:custom-shape draw:style-name="gr3" draw:text-style-name="P2" draw:layer="layout" svg:width="7.495cm" svg:height="3.123cm" svg:x="4.905cm" svg:y="7.269cm">
          <text:p text:style-name="P2"><text:span text:style-name="T2">Eliptic </text:span><text:span text:style-name="T2">Curve </text:span><text:span text:style-name="T2">Multipli</text:span><text:span text:style-name="T2">c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7.495cm" svg:height="3.123cm" draw:transform="rotate (-3.140894521889) translate (12.297cm 13.8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7.583cm" svg:height="3.159cm" svg:x="16.822cm" svg:y="7.2cm">
          <text:p text:style-name="P2"><text:span text:style-name="T2">Hash-Funk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2.195cm" svg:height="3.089cm" svg:x="25.405cm" svg:y="8.232cm">
          <draw:text-box>
            <text:p text:style-name="P1"><text:span text:style-name="T1">A</text:span></text:p>
          </draw:text-box>
        </draw:frame>
        <draw:frame draw:style-name="gr1" draw:layer="layout" svg:width="3.22cm" svg:height="1.673cm" svg:x="1.6cm" svg:y="11.04cm">
          <draw:text-box>
            <text:p>Privater</text:p>
            <text:p>Schlüssel</text:p>
          </draw:text-box>
        </draw:frame>
        <draw:frame draw:style-name="gr6" draw:layer="layout" svg:width="6.493cm" svg:height="1.673cm" svg:x="12.6cm" svg:y="11.04cm">
          <draw:text-box>
            <text:p>Öffentlicher</text:p>
            <text:p>Schl<text:span text:style-name="T3">üssel</text:span></text:p>
          </draw:text-box>
        </draw:frame>
        <draw:frame draw:style-name="gr1" draw:layer="layout" svg:width="2.83cm" svg:height="1.673cm" svg:x="25.07cm" svg:y="11.04cm">
          <draw:text-box>
            <text:p>Bitcoin</text:p>
            <text:p>Adresse</text:p>
          </draw:text-box>
        </draw:frame>
        <draw:custom-shape draw:style-name="gr7" draw:text-style-name="P3" draw:layer="layout" svg:width="3.2cm" svg:height="3.2cm" svg:x="7.5cm" svg:y="10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4" draw:text-style-name="P3" draw:layer="layout" svg:width="7.495cm" svg:height="3.123cm" draw:transform="rotate (-3.140894521889) translate (24.298cm 13.8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3.2cm" svg:height="3.2cm" svg:x="19.501cm" svg:y="10.6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8T22:16:39.600871000</meta:creation-date>
    <dc:date>2014-09-08T22:29:24.872092000</dc:date>
    <meta:editing-duration>P0D</meta:editing-duration>
    <meta:editing-cycles>1</meta:editing-cycles>
    <meta:document-statistic meta:object-count="13"/>
    <meta:generator>LibreOffice/4.1.4.2$MacOSX_x86 LibreOffice_project/0a0440ccc0227ad9829de5f46be37cfb6edcf72</meta:generator>
  </office:meta>
</office:document-meta>
</file>